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3pt" fo:font-weight="bold" style:font-size-asian="13pt" style:font-weight-asian="bold" style:font-name-complex="Helvetica1" style:font-size-complex="13pt" style:font-weight-complex="bold"/>
    </style:style>
    <style:style style:name="P2" style:family="paragraph" style:parent-style-name="Standard">
      <style:text-properties style:font-name="Times" style:font-name-complex="Times1"/>
    </style:style>
    <style:style style:name="P3" style:family="paragraph" style:parent-style-name="Standard">
      <style:paragraph-properties fo:margin-top="0in" fo:margin-bottom="0.1665in" loext:contextual-spacing="false" fo:orphans="0" fo:widows="0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Helvetica" fo:font-size="13pt" fo:font-weight="bold" style:font-size-asian="13pt" style:font-weight-asian="bold" style:font-name-complex="Helvetica1" style:font-size-complex="13pt" style:font-weight-complex="bold"/>
    </style:style>
    <style:style style:name="T2" style:family="text">
      <style:text-properties style:font-name="Arial" fo:font-size="13pt" fo:font-weight="bold" style:font-size-asian="13pt" style:font-weight-asian="bold" style:font-name-complex="Arial1" style:font-size-complex="13pt" style:font-weight-complex="bold"/>
    </style:style>
    <style:style style:name="T3" style:family="text">
      <style:text-properties style:font-name="Arial" fo:font-size="13pt" style:font-size-asian="13pt" style:font-name-complex="Arial1" style:font-size-complex="13pt"/>
    </style:style>
    <style:style style:name="T4" style:family="text">
      <style:text-properties style:font-name="Times" style:font-name-complex="Time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ogress Report</text:span></text:p>
      <text:p text:style-name="P1"/>
      <text:p text:style-name="Standard"><text:span text:style-name="T1">Title </text:span></text:p>
      <text:p text:style-name="P2"/>
      <text:p text:style-name="P3"><text:span text:style-name="T2">Accomplishments </text:span></text:p>
      <text:p text:style-name="P3"><text:span text:style-name="T2">Major goals of the project </text:span></text:p>
      <text:p text:style-name="P3"><text:span text:style-name="T2">What was accomplished under these goals? </text:span></text:p>
      <text:p text:style-name="P3"><text:span text:style-name="T2">What opportunities for training and professional development has the project provided? </text:span></text:p>
      <text:p text:style-name="P3"><text:span text:style-name="T2">How have the results been disseminated to communities of interest? </text:span></text:p>
      <text:p text:style-name="P3"><text:span text:style-name="T2">What do you plan to do during the next reporting period to accomplish the goals? </text:span></text:p>
      <text:p text:style-name="P3"><text:span text:style-name="T2">Participants </text:span></text:p>
      <text:p text:style-name="P3"><text:span text:style-name="T3">One part-time lab technician and RCUOG administrative assistance were involved in soliciting quotes, coordinating the procurement and shipment arrangements, etc. </text:span></text:p>
      <text:p text:style-name="P3"><text:span text:style-name="T2">Target Audience </text:span></text:p>
      <text:p text:style-name="P3"><text:span text:style-name="T2">Products Type Status Year Published NIFA Support Acknowledged </text:span></text:p>
      <text:p text:style-name="P3"><text:span text:style-name="T2">Citation </text:span></text:p>
      <text:p text:style-name="P3"><text:span text:style-name="T2">Other Products </text:span></text:p>
      <text:p text:style-name="P3"><text:span text:style-name="T2">Changes/Problems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style:rfc-language-tag="x-none" fo:font-style="italic" fo:font-weight="bold" style:font-name-asian="SimSun" style:font-family-asian="SimSun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style:rfc-language-tag="x-none" fo:font-style="italic" fo:font-weight="bold" style:font-name-asian="SimSun" style:font-family-asian="SimSun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ui Gong</meta:initial-creator>
    <dc:creator>Ares, Adrian</dc:creator>
    <meta:editing-cycles>2</meta:editing-cycles>
    <meta:creation-date>2021-12-14T02:47:00</meta:creation-date>
    <dc:date>2021-12-14T02:47:00</dc:date>
    <meta:editing-duration>PT3M</meta:editing-duration>
    <meta:generator>LibreOffice/6.4.7.2$Linux_X86_64 LibreOffice_project/40$Build-2</meta:generator>
    <meta:document-statistic meta:table-count="0" meta:image-count="0" meta:object-count="0" meta:page-count="1" meta:paragraph-count="15" meta:word-count="86" meta:character-count="634" meta:non-whitespace-character-count="549"/>
    <meta:user-defined meta:name="AppVersion">16.0000</meta:user-defined>
    <meta:user-defined meta:name="Company">University of Gu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